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d813" officeooo:paragraph-rsid="000fd813"/>
    </style:style>
    <style:style style:name="P2" style:family="paragraph" style:parent-style-name="Standard">
      <style:text-properties style:text-underline-style="solid" style:text-underline-width="auto" style:text-underline-color="font-color" officeooo:rsid="000fd813" officeooo:paragraph-rsid="000fd81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hub commands:</text:p>
      <text:p text:style-name="P1"/>
      <text:p text:style-name="P1">sudo apt install git</text:p>
      <text:p text:style-name="P1"/>
      <text:p text:style-name="P1">git clone <text:a xlink:type="simple" xlink:href="https://github.com/ImNishanthTR/dev-opspractices.git" text:style-name="Internet_20_link" text:visited-style-name="Visited_20_Internet_20_Link">https://github.com/ImNishanthTR/dev-opspractices.git</text:a></text:p>
      <text:p text:style-name="P1"/>
      <text:p text:style-name="P1">ls</text:p>
      <text:p text:style-name="P1"/>
      <text:p text:style-name="P1">cd</text:p>
      <text:p text:style-name="P1"/>
      <text:p text:style-name="P1">cd dev-opspractices/</text:p>
      <text:p text:style-name="P1"/>
      <text:p text:style-name="P1">git branch</text:p>
      <text:p text:style-name="P1"/>
      <text:p text:style-name="P1">mkdir test1</text:p>
      <text:p text:style-name="P1"/>
      <text:p text:style-name="P1">git status</text:p>
      <text:p text:style-name="P1"/>
      <text:p text:style-name="P1">git add .</text:p>
      <text:p text:style-name="P1"/>
      <text:p text:style-name="P1">git config --global user.email <text:a xlink:type="simple" xlink:href="mailto:t.r.nishant@hotmail.com" text:style-name="Internet_20_link" text:visited-style-name="Visited_20_Internet_20_Link">t.r.nishant@hotmail.com</text:a></text:p>
      <text:p text:style-name="P1"/>
      <text:p text:style-name="P1">git commit -m “test”</text:p>
      <text:p text:style-name="P1"/>
      <text:p text:style-name="P1">git push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1T20:07:37.747939968</meta:creation-date>
    <dc:date>2020-07-01T20:20:10.305556140</dc:date>
    <meta:editing-duration>PT12M33S</meta:editing-duration>
    <meta:editing-cycles>2</meta:editing-cycles>
    <meta:generator>LibreOffice/6.4.2.2$Linux_X86_64 LibreOffice_project/40$Build-2</meta:generator>
    <meta:document-statistic meta:table-count="0" meta:image-count="0" meta:object-count="0" meta:page-count="1" meta:paragraph-count="13" meta:word-count="34" meta:character-count="244" meta:non-whitespace-character-count="224"/>
  </office:meta>
</office:document-meta>
</file>